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1cm" fo:min-width="0.7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47cm" fo:min-width="0.31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2.12cm" svg:x="4.2cm" svg:y="1.12cm">
          <text:p text:style-name="P1"><text:span text:style-name="T1">Distor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2.4cm" svg:height="2.12cm" svg:x="1.37cm" svg:y="4.86cm">
          <text:p text:style-name="P1"><text:span text:style-name="T1">Ga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2.4cm" svg:height="2.12cm" svg:x="4.21cm" svg:y="4.84cm">
          <text:p text:style-name="P1"><text:span text:style-name="T1">Vo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2.4cm" svg:height="2.12cm" svg:x="7.07cm" svg:y="4.9cm">
          <text:p text:style-name="P1"><text:span text:style-name="T1">Bypa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5.4cm" svg:y1="3.24cm" svg:x2="2.57cm" svg:y2="4.86cm" draw:start-shape="id1" draw:start-glue-point="6" draw:end-shape="id2" draw:end-glue-point="4" svg:d="M5400 3240v811h-2830v809" svg:viewBox="0 0 2831 1621">
          <text:p/>
        </draw:connector>
        <draw:connector draw:style-name="gr2" draw:text-style-name="P1" draw:layer="layout" svg:x1="5.4cm" svg:y1="3.24cm" svg:x2="5.41cm" svg:y2="4.84cm" draw:start-shape="id1" draw:start-glue-point="6" draw:end-shape="id3" draw:end-glue-point="4" svg:d="M5400 3240v801h10v799" svg:viewBox="0 0 11 1601">
          <text:p/>
        </draw:connector>
        <draw:connector draw:style-name="gr2" draw:text-style-name="P1" draw:layer="layout" svg:x1="5.4cm" svg:y1="3.24cm" svg:x2="8.27cm" svg:y2="4.9cm" draw:start-shape="id1" draw:start-glue-point="6" draw:end-shape="id4" draw:end-glue-point="4" svg:d="M5400 3240v831h2870v829" svg:viewBox="0 0 2871 1661">
          <text:p/>
        </draw:connector>
        <draw:custom-shape draw:style-name="gr1" draw:text-style-name="P2" xml:id="id5" draw:id="id5" draw:layer="layout" svg:width="2.4cm" svg:height="2.12cm" svg:x="13.201cm" svg:y="1.121cm">
          <text:p text:style-name="P1"><text:span text:style-name="T1">Flan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" draw:id="id6" draw:layer="layout" svg:width="2.4cm" svg:height="2.12cm" svg:x="10.371cm" svg:y="4.861cm">
          <text:p text:style-name="P1"><text:span text:style-name="T1">freq_mo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" draw:id="id7" draw:layer="layout" svg:width="2.4cm" svg:height="2.12cm" svg:x="13.211cm" svg:y="4.841cm">
          <text:p text:style-name="P1"><text:span text:style-name="T1">amp_mo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" draw:id="id8" draw:layer="layout" svg:width="2.4cm" svg:height="2.12cm" svg:x="16.071cm" svg:y="4.901cm">
          <text:p text:style-name="P1"><text:span text:style-name="T1">feed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401cm" svg:y1="3.241cm" svg:x2="11.571cm" svg:y2="4.861cm" draw:start-shape="id5" draw:start-glue-point="6" draw:end-shape="id6" draw:end-glue-point="4" svg:d="M14401 3241v811h-2830v809" svg:viewBox="0 0 2831 1621">
          <text:p/>
        </draw:connector>
        <draw:connector draw:style-name="gr2" draw:text-style-name="P1" draw:layer="layout" svg:x1="14.401cm" svg:y1="3.241cm" svg:x2="14.411cm" svg:y2="4.841cm" draw:start-shape="id5" draw:start-glue-point="6" draw:end-shape="id7" draw:end-glue-point="4" svg:d="M14401 3241v801h10v799" svg:viewBox="0 0 11 1601">
          <text:p/>
        </draw:connector>
        <draw:connector draw:style-name="gr2" draw:text-style-name="P1" draw:layer="layout" svg:x1="14.401cm" svg:y1="3.241cm" svg:x2="17.271cm" svg:y2="4.901cm" draw:start-shape="id5" draw:start-glue-point="6" draw:end-shape="id8" draw:end-glue-point="4" svg:d="M14401 3241v831h2870v829" svg:viewBox="0 0 2871 1661">
          <text:p/>
        </draw:connector>
        <draw:custom-shape draw:style-name="gr1" draw:text-style-name="P2" xml:id="id9" draw:id="id9" draw:layer="layout" svg:width="2.4cm" svg:height="2.12cm" svg:x="22.202cm" svg:y="1.122cm">
          <text:p text:style-name="P1"><text:span text:style-name="T1">Granul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0" draw:id="id10" draw:layer="layout" svg:width="2.4cm" svg:height="2.12cm" svg:x="19.372cm" svg:y="4.862cm">
          <text:p text:style-name="P1"><text:span text:style-name="T1">signa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1" draw:id="id11" draw:layer="layout" svg:width="2.4cm" svg:height="2.12cm" svg:x="22.212cm" svg:y="4.842cm">
          <text:p text:style-name="P1"><text:span text:style-name="T1">samp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2" draw:id="id12" draw:layer="layout" svg:width="2.4cm" svg:height="2.12cm" svg:x="25.072cm" svg:y="4.902cm">
          <text:p text:style-name="P1"><text:span text:style-name="T1">feedbac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3.402cm" svg:y1="3.242cm" svg:x2="20.572cm" svg:y2="4.862cm" draw:start-shape="id9" draw:start-glue-point="6" draw:end-shape="id10" draw:end-glue-point="4" svg:d="M23402 3242v811h-2830v809" svg:viewBox="0 0 2831 1621">
          <text:p/>
        </draw:connector>
        <draw:connector draw:style-name="gr2" draw:text-style-name="P1" draw:layer="layout" svg:x1="23.402cm" svg:y1="3.242cm" svg:x2="23.412cm" svg:y2="4.842cm" draw:start-shape="id9" draw:start-glue-point="6" draw:end-shape="id11" draw:end-glue-point="4" svg:d="M23402 3242v801h10v799" svg:viewBox="0 0 11 1601">
          <text:p/>
        </draw:connector>
        <draw:connector draw:style-name="gr2" draw:text-style-name="P1" draw:layer="layout" svg:x1="23.402cm" svg:y1="3.242cm" svg:x2="26.272cm" svg:y2="4.902cm" draw:start-shape="id9" draw:start-glue-point="6" draw:end-shape="id12" draw:end-glue-point="4" svg:d="M23402 3242v831h2870v829" svg:viewBox="0 0 2871 1661">
          <text:p/>
        </draw:connector>
        <draw:custom-shape draw:style-name="gr1" draw:text-style-name="P2" xml:id="id13" draw:id="id13" draw:layer="layout" svg:width="2.4cm" svg:height="2.12cm" svg:x="23.603cm" svg:y="8.123cm">
          <text:p text:style-name="P1"><text:span text:style-name="T1">Chror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4" draw:id="id14" draw:layer="layout" svg:width="2.4cm" svg:height="2.12cm" svg:x="20.773cm" svg:y="11.863cm">
          <text:p text:style-name="P1"><text:span text:style-name="T1">mod_freq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5" draw:id="id15" draw:layer="layout" svg:width="2.4cm" svg:height="2.12cm" svg:x="26.02cm" svg:y="11.86cm">
          <text:p text:style-name="P1"><text:span text:style-name="T1">amp_freq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4.803cm" svg:y1="10.243cm" svg:x2="21.973cm" svg:y2="11.863cm" draw:start-shape="id13" draw:start-glue-point="6" draw:end-shape="id14" draw:end-glue-point="4" svg:d="M24803 10243v811h-2830v809" svg:viewBox="0 0 2831 1621">
          <text:p/>
        </draw:connector>
        <draw:connector draw:style-name="gr2" draw:text-style-name="P1" draw:layer="layout" svg:x1="24.803cm" svg:y1="10.243cm" svg:x2="27.22cm" svg:y2="11.86cm" draw:start-shape="id13" draw:start-glue-point="6" draw:end-shape="id15" draw:end-glue-point="4" svg:d="M24803 10243v809h2417v808" svg:viewBox="0 0 2418 1618">
          <text:p/>
        </draw:connector>
        <draw:custom-shape draw:style-name="gr3" draw:text-style-name="P2" xml:id="id16" draw:id="id16" draw:layer="layout" svg:width="1.63cm" svg:height="1.44cm" svg:x="17.499cm" svg:y="14.96cm">
          <text:p text:style-name="P1"><text:span text:style-name="T1">v1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17" draw:id="id17" draw:layer="layout" svg:width="1.63cm" svg:height="1.44cm" svg:x="19.304cm" svg:y="14.961cm">
          <text:p text:style-name="P1"><text:span text:style-name="T1">v2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18" draw:id="id18" draw:layer="layout" svg:width="1.63cm" svg:height="1.44cm" svg:x="21.163cm" svg:y="14.961cm">
          <text:p text:style-name="P1"><text:span text:style-name="T1">v3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19" draw:id="id19" draw:layer="layout" svg:width="1.63cm" svg:height="1.44cm" svg:x="22.99cm" svg:y="14.962cm">
          <text:p text:style-name="P1"><text:span text:style-name="T1">v4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20" draw:id="id20" draw:layer="layout" svg:width="1.63cm" svg:height="1.44cm" svg:x="24.868cm" svg:y="14.963cm">
          <text:p text:style-name="P1"><text:span text:style-name="T1">all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1" draw:layer="layout" draw:line-skew="-0.505cm -1.637cm" svg:x1="21.973cm" svg:y1="13.983cm" svg:x2="18.314cm" svg:y2="14.96cm" draw:start-shape="id14" draw:start-glue-point="6" draw:end-shape="id16" draw:end-glue-point="4" svg:d="M21973 13983v-3h-3658v479h-1v501" svg:viewBox="0 0 3660 981">
          <text:p/>
        </draw:connector>
        <draw:connector draw:style-name="gr2" draw:text-style-name="P1" draw:layer="layout" draw:line-skew="-2.723cm 1.317cm" svg:x1="21.973cm" svg:y1="13.983cm" svg:x2="20.119cm" svg:y2="14.961cm" draw:start-shape="id14" draw:start-glue-point="6" draw:end-shape="id17" draw:end-glue-point="4" svg:d="M21973 13983v197h-1853v280h-1v501" svg:viewBox="0 0 1855 979">
          <text:p/>
        </draw:connector>
        <draw:connector draw:style-name="gr2" draw:text-style-name="P1" draw:layer="layout" svg:x1="21.973cm" svg:y1="13.983cm" svg:x2="21.978cm" svg:y2="14.961cm" draw:start-shape="id14" draw:start-glue-point="6" draw:end-shape="id18" draw:end-glue-point="4" svg:d="M21973 13983v490h5v488" svg:viewBox="0 0 6 979">
          <text:p/>
        </draw:connector>
        <draw:connector draw:style-name="gr2" draw:text-style-name="P1" draw:layer="layout" draw:line-skew="-2.724cm -1.322cm" svg:x1="21.973cm" svg:y1="13.983cm" svg:x2="23.805cm" svg:y2="14.962cm" draw:start-shape="id14" draw:start-glue-point="6" draw:end-shape="id19" draw:end-glue-point="4" svg:d="M21973 13983v197h1827v281h5v501" svg:viewBox="0 0 1833 980">
          <text:p/>
        </draw:connector>
        <draw:connector draw:style-name="gr2" draw:text-style-name="P1" draw:layer="layout" draw:line-skew="-0.505cm 1.666cm" svg:x1="21.973cm" svg:y1="13.983cm" svg:x2="25.683cm" svg:y2="14.963cm" draw:start-shape="id14" draw:start-glue-point="6" draw:end-shape="id20" draw:end-glue-point="4" svg:d="M21973 13983v-3h3714v482h-4v501" svg:viewBox="0 0 3715 984">
          <text:p/>
        </draw:connector>
        <draw:custom-shape draw:style-name="gr3" draw:text-style-name="P2" xml:id="id21" draw:id="id21" draw:layer="layout" svg:width="1.63cm" svg:height="1.44cm" svg:x="26.869cm" svg:y="14.964cm">
          <text:p text:style-name="P1"><text:span text:style-name="T1">←</text:span><text:span text:style-name="T1">=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1" draw:layer="layout" svg:x1="27.22cm" svg:y1="13.98cm" svg:x2="27.684cm" svg:y2="14.964cm" draw:start-shape="id15" draw:start-glue-point="6" draw:end-shape="id21" draw:end-glue-point="4" svg:d="M27220 13980v493h464v491" svg:viewBox="0 0 465 985">
          <text:p/>
        </draw:connector>
        <draw:custom-shape draw:style-name="gr1" draw:text-style-name="P2" xml:id="id22" draw:id="id22" draw:layer="layout" svg:width="2.4cm" svg:height="2.12cm" svg:x="15.404cm" svg:y="8.124cm">
          <text:p text:style-name="P1"><text:span text:style-name="T1">tremol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3" draw:id="id23" draw:layer="layout" svg:width="2.4cm" svg:height="2.12cm" svg:x="13.62cm" svg:y="11.32cm">
          <text:p text:style-name="P1"><text:span text:style-name="T1">mod_freq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4" draw:id="id24" draw:layer="layout" svg:width="2.4cm" svg:height="2.12cm" svg:x="17.2cm" svg:y="11.28cm">
          <text:p text:style-name="P1"><text:span text:style-name="T1">dep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line-skew="-0.023cm" svg:x1="16.604cm" svg:y1="10.244cm" svg:x2="14.82cm" svg:y2="11.32cm" draw:start-shape="id22" draw:start-glue-point="6" draw:end-shape="id23" draw:end-glue-point="4" svg:d="M16604 10244v516h-1784v560" svg:viewBox="0 0 1785 1077">
          <text:p/>
        </draw:connector>
        <draw:connector draw:style-name="gr2" draw:text-style-name="P1" draw:layer="layout" svg:x1="16.604cm" svg:y1="10.244cm" svg:x2="18.4cm" svg:y2="11.28cm" draw:start-shape="id22" draw:start-glue-point="6" draw:end-shape="id24" draw:end-glue-point="4" svg:d="M16604 10244v519h1796v517" svg:viewBox="0 0 1797 1037">
          <text:p/>
        </draw:connector>
        <draw:custom-shape draw:style-name="gr1" draw:text-style-name="P2" xml:id="id25" draw:id="id25" draw:layer="layout" svg:width="2.4cm" svg:height="2.12cm" svg:x="9.205cm" svg:y="8.125cm">
          <text:p text:style-name="P1"><text:span text:style-name="T1">r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6" draw:id="id26" draw:layer="layout" svg:width="2.4cm" svg:height="2.12cm" svg:x="7.5cm" svg:y="11.28cm">
          <text:p text:style-name="P1"><text:span text:style-name="T1">mod_freq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7" draw:id="id27" draw:layer="layout" svg:width="2.4cm" svg:height="2.12cm" svg:x="11.022cm" svg:y="11.362cm">
          <text:p text:style-name="P1"><text:span text:style-name="T1">dep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405cm" svg:y1="10.245cm" svg:x2="8.7cm" svg:y2="11.28cm" draw:start-shape="id25" draw:start-glue-point="6" draw:end-shape="id26" draw:end-glue-point="4" svg:d="M10405 10245v518h-1705v517" svg:viewBox="0 0 1706 1036">
          <text:p/>
        </draw:connector>
        <draw:connector draw:style-name="gr2" draw:text-style-name="P1" draw:layer="layout" draw:line-skew="-0.054cm" svg:x1="10.405cm" svg:y1="10.245cm" svg:x2="12.222cm" svg:y2="11.362cm" draw:start-shape="id25" draw:start-glue-point="6" draw:end-shape="id27" draw:end-glue-point="4" svg:d="M10405 10245v505h1817v612" svg:viewBox="0 0 1818 1118">
          <text:p/>
        </draw:connector>
        <draw:custom-shape draw:style-name="gr1" draw:text-style-name="P2" xml:id="id28" draw:id="id28" draw:layer="layout" svg:width="2.4cm" svg:height="2.12cm" svg:x="3.206cm" svg:y="8.126cm">
          <text:p text:style-name="P1"><text:span text:style-name="T1">pitch-shift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9" draw:id="id29" draw:layer="layout" svg:width="2.4cm" svg:height="2.12cm" svg:x="1.501cm" svg:y="11.281cm">
          <text:p text:style-name="P1"><text:span text:style-name="T1">transpos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0" draw:id="id30" draw:layer="layout" svg:width="2.4cm" svg:height="2.12cm" svg:x="5.023cm" svg:y="11.363cm">
          <text:p text:style-name="P1"><text:span text:style-name="T1">mod_freq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4.406cm" svg:y1="10.246cm" svg:x2="2.701cm" svg:y2="11.281cm" draw:start-shape="id28" draw:start-glue-point="6" draw:end-shape="id29" draw:end-glue-point="4" svg:d="M4406 10246v518h-1705v517" svg:viewBox="0 0 1706 1036">
          <text:p/>
        </draw:connector>
        <draw:connector draw:style-name="gr2" draw:text-style-name="P1" draw:layer="layout" draw:line-skew="-0.054cm" svg:x1="4.406cm" svg:y1="10.246cm" svg:x2="6.223cm" svg:y2="11.363cm" draw:start-shape="id28" draw:start-glue-point="6" draw:end-shape="id30" draw:end-glue-point="4" svg:d="M4406 10246v505h1817v612" svg:viewBox="0 0 1818 1118">
          <text:p/>
        </draw:connector>
        <draw:custom-shape draw:style-name="gr1" draw:text-style-name="P2" xml:id="id31" draw:id="id31" draw:layer="layout" svg:width="2.4cm" svg:height="2.12cm" svg:x="8.774cm" svg:y="13.864cm">
          <text:p text:style-name="P1"><text:span text:style-name="T1">harmoniz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32" draw:id="id32" draw:layer="layout" svg:width="1.63cm" svg:height="1.44cm" svg:x="5.5cm" svg:y="16.961cm">
          <text:p text:style-name="P1"><text:span text:style-name="T1">v1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33" draw:id="id33" draw:layer="layout" svg:width="1.63cm" svg:height="1.44cm" svg:x="7.305cm" svg:y="16.962cm">
          <text:p text:style-name="P1"><text:span text:style-name="T1">v2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34" draw:id="id34" draw:layer="layout" svg:width="1.63cm" svg:height="1.44cm" svg:x="9.164cm" svg:y="16.962cm">
          <text:p text:style-name="P1"><text:span text:style-name="T1">v3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35" draw:id="id35" draw:layer="layout" svg:width="1.63cm" svg:height="1.44cm" svg:x="10.991cm" svg:y="16.963cm">
          <text:p text:style-name="P1"><text:span text:style-name="T1">v4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2" xml:id="id36" draw:id="id36" draw:layer="layout" svg:width="1.63cm" svg:height="1.44cm" svg:x="12.869cm" svg:y="16.964cm">
          <text:p text:style-name="P1"><text:span text:style-name="T1">all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2" draw:text-style-name="P1" draw:layer="layout" draw:line-skew="-0.505cm -1.637cm" svg:x1="9.974cm" svg:y1="15.984cm" svg:x2="6.315cm" svg:y2="16.961cm" draw:start-shape="id31" draw:start-glue-point="6" draw:end-shape="id32" draw:end-glue-point="4" svg:d="M9974 15984v-3h-3658v479h-1v501" svg:viewBox="0 0 3660 981">
          <text:p/>
        </draw:connector>
        <draw:connector draw:style-name="gr2" draw:text-style-name="P1" draw:layer="layout" draw:line-skew="-2.723cm 1.317cm" svg:x1="9.974cm" svg:y1="15.984cm" svg:x2="8.12cm" svg:y2="16.962cm" draw:start-shape="id31" draw:start-glue-point="6" draw:end-shape="id33" draw:end-glue-point="4" svg:d="M9974 15984v197h-1853v280h-1v501" svg:viewBox="0 0 1855 979">
          <text:p/>
        </draw:connector>
        <draw:connector draw:style-name="gr2" draw:text-style-name="P1" draw:layer="layout" svg:x1="9.974cm" svg:y1="15.984cm" svg:x2="9.979cm" svg:y2="16.962cm" draw:start-shape="id31" draw:start-glue-point="6" draw:end-shape="id34" draw:end-glue-point="4" svg:d="M9974 15984v490h5v488" svg:viewBox="0 0 6 979">
          <text:p/>
        </draw:connector>
        <draw:connector draw:style-name="gr2" draw:text-style-name="P1" draw:layer="layout" draw:line-skew="-2.724cm -1.322cm" svg:x1="9.974cm" svg:y1="15.984cm" svg:x2="11.806cm" svg:y2="16.963cm" draw:start-shape="id31" draw:start-glue-point="6" draw:end-shape="id35" draw:end-glue-point="4" svg:d="M9974 15984v197h1827v281h5v501" svg:viewBox="0 0 1833 980">
          <text:p/>
        </draw:connector>
        <draw:connector draw:style-name="gr2" draw:text-style-name="P1" draw:layer="layout" draw:line-skew="-0.505cm 1.666cm" svg:x1="9.974cm" svg:y1="15.984cm" svg:x2="13.684cm" svg:y2="16.964cm" draw:start-shape="id31" draw:start-glue-point="6" draw:end-shape="id36" draw:end-glue-point="4" svg:d="M9974 15984v-3h3714v482h-4v501" svg:viewBox="0 0 3715 98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6:25:39.810254000</meta:creation-date>
    <dc:date>2019-10-17T19:39:48.551321000</dc:date>
    <meta:editing-duration>PT15M51S</meta:editing-duration>
    <meta:editing-cycles>2</meta:editing-cycles>
    <meta:generator>LibreOffice/5.4.0.3$MacOSX_X86_64 LibreOffice_project/7556cbc6811c9d992f4064ab9287069087d7f62c</meta:generator>
    <meta:document-statistic meta:object-count="64"/>
  </office:meta>
</office:document-meta>
</file>